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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KeinLeerraum" style:master-page-name="MP0" style:family="paragraph">
      <style:paragraph-properties fo:break-before="page" fo:text-align="center"/>
      <style:text-properties fo:font-weight="bold" style:font-weight-asian="bold" fo:font-style="italic" style:font-style-asian="italic" fo:font-size="20pt" style:font-size-asian="20pt" style:font-size-complex="20pt"/>
    </style:style>
    <style:style style:name="P2" style:parent-style-name="KeinLeerraum" style:family="paragraph">
      <style:text-properties fo:font-size="18pt" style:font-size-asian="18pt" style:font-size-complex="18pt"/>
    </style:style>
    <style:style style:name="P3" style:parent-style-name="KeinLeerraum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KeinLeerraum" style:family="paragraph">
      <style:text-properties fo:font-size="13pt" style:font-size-asian="13pt" style:font-size-complex="13pt"/>
    </style:style>
    <style:style style:name="P5" style:parent-style-name="KeinLeerraum" style:family="paragraph">
      <style:text-properties fo:font-size="13pt" style:font-size-asian="13pt" style:font-size-complex="13pt"/>
    </style:style>
    <style:style style:name="T6" style:parent-style-name="Absatz-Standardschriftart" style:family="text">
      <style:text-properties fo:font-size="12pt" style:font-size-asian="12pt" style:font-size-complex="12pt"/>
    </style:style>
    <style:style style:name="T7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8" style:parent-style-name="Absatz-Standardschriftart" style:family="text">
      <style:text-properties fo:font-size="12pt" style:font-size-asian="12pt" style:font-size-complex="12pt"/>
    </style:style>
    <style:style style:name="P9" style:parent-style-name="KeinLeerraum" style:family="paragraph">
      <style:paragraph-properties fo:text-indent="0.4916in"/>
    </style:style>
    <style:style style:name="T10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1" style:parent-style-name="Absatz-Standardschriftart" style:family="text">
      <style:text-properties fo:font-size="12pt" style:font-size-asian="12pt" style:font-size-complex="12pt"/>
    </style:style>
    <style:style style:name="P12" style:parent-style-name="KeinLeerraum" style:family="paragraph">
      <style:paragraph-properties fo:text-indent="0.4916in"/>
    </style:style>
    <style:style style:name="T13" style:parent-style-name="Absatz-Standardschriftart" style:family="text">
      <style:text-properties fo:font-size="12pt" style:font-size-asian="12pt" style:font-size-complex="12pt"/>
    </style:style>
    <style:style style:name="T14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5" style:parent-style-name="Absatz-Standardschriftart" style:family="text">
      <style:text-properties fo:font-size="12pt" style:font-size-asian="12pt" style:font-size-complex="12pt"/>
    </style:style>
    <style:style style:name="P16" style:parent-style-name="KeinLeerraum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/>
    </style:style>
    <style:style style:name="P17" style:parent-style-name="KeinLeerraum" style:family="paragraph">
      <style:paragraph-properties fo:text-indent="0.4916in"/>
    </style:style>
    <style:style style:name="T18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9" style:parent-style-name="Absatz-Standardschriftart" style:family="text">
      <style:text-properties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Hyperlink" style:family="text">
      <style:text-properties fo:font-size="12pt" style:font-size-asian="12pt" style:font-size-complex="12pt"/>
    </style:style>
    <style:style style:name="T22" style:parent-style-name="Absatz-Standardschriftart" style:family="text">
      <style:text-properties fo:font-size="12pt" style:font-size-asian="12pt" style:font-size-complex="12pt"/>
    </style:style>
    <style:style style:name="P23" style:parent-style-name="KeinLeerraum" style:family="paragraph">
      <style:text-properties fo:font-size="12pt" style:font-size-asian="12pt" style:font-size-complex="12pt"/>
    </style:style>
    <style:style style:name="P24" style:parent-style-name="KeinLeerraum" style:family="paragraph">
      <style:text-properties fo:font-size="13pt" style:font-size-asian="13pt" style:font-size-complex="13pt"/>
    </style:style>
    <style:style style:name="T25" style:parent-style-name="Absatz-Standardschriftart" style:family="text">
      <style:text-properties fo:font-size="12pt" style:font-size-asian="12pt" style:font-size-complex="12pt"/>
    </style:style>
    <style:style style:name="T26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27" style:parent-style-name="Absatz-Standardschriftart" style:family="text">
      <style:text-properties fo:font-size="12pt" style:font-size-asian="12pt" style:font-size-complex="12pt"/>
    </style:style>
    <style:style style:name="T28" style:parent-style-name="Absatz-Standardschriftart" style:family="text">
      <style:text-properties fo:font-size="12pt" style:font-size-asian="12pt" style:font-size-complex="12pt"/>
    </style:style>
    <style:style style:name="T29" style:parent-style-name="Absatz-Standardschriftart" style:family="text">
      <style:text-properties fo:font-size="12pt" style:font-size-asian="12pt" style:font-size-complex="12pt"/>
    </style:style>
    <style:style style:name="T30" style:parent-style-name="Hyperlink" style:family="text">
      <style:text-properties fo:font-size="12pt" style:font-size-asian="12pt" style:font-size-complex="12pt"/>
    </style:style>
    <style:style style:name="T31" style:parent-style-name="Absatz-Standardschriftart" style:family="text">
      <style:text-properties fo:font-size="12pt" style:font-size-asian="12pt" style:font-size-complex="12pt"/>
    </style:style>
    <style:style style:name="T32" style:parent-style-name="Absatz-Standardschriftart" style:family="text">
      <style:text-properties fo:font-size="12pt" style:font-size-asian="12pt" style:font-size-complex="12pt"/>
    </style:style>
    <style:style style:name="T33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34" style:parent-style-name="Absatz-Standardschriftart" style:family="text">
      <style:text-properties fo:font-size="12pt" style:font-size-asian="12pt" style:font-size-complex="12pt"/>
    </style:style>
    <style:style style:name="T35" style:parent-style-name="Absatz-Standardschriftart" style:family="text">
      <style:text-properties fo:font-size="12pt" style:font-size-asian="12pt" style:font-size-complex="12pt"/>
    </style:style>
    <style:style style:name="T36" style:parent-style-name="Absatz-Standardschriftart" style:family="text">
      <style:text-properties fo:font-size="12pt" style:font-size-asian="12pt" style:font-size-complex="12pt"/>
    </style:style>
    <style:style style:name="T37" style:parent-style-name="Absatz-Standardschriftart" style:family="text">
      <style:text-properties fo:font-size="12pt" style:font-size-asian="12pt" style:font-size-complex="12pt"/>
    </style:style>
    <style:style style:name="T38" style:parent-style-name="Absatz-Standardschriftart" style:family="text">
      <style:text-properties fo:font-size="12pt" style:font-size-asian="12pt" style:font-size-complex="12pt"/>
    </style:style>
    <style:style style:name="T39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40" style:parent-style-name="Absatz-Standardschriftart" style:family="text">
      <style:text-properties fo:font-size="12pt" style:font-size-asian="12pt" style:font-size-complex="12pt"/>
    </style:style>
    <style:style style:name="T41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42" style:parent-style-name="Absatz-Standardschriftart" style:family="text">
      <style:text-properties fo:font-size="12pt" style:font-size-asian="12pt" style:font-size-complex="12pt"/>
    </style:style>
    <style:style style:name="T43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44" style:parent-style-name="Absatz-Standardschriftart" style:family="text">
      <style:text-properties fo:font-size="12pt" style:font-size-asian="12pt" style:font-size-complex="12pt"/>
    </style:style>
    <style:style style:name="T45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46" style:parent-style-name="Absatz-Standardschriftart" style:family="text">
      <style:text-properties fo:font-size="12pt" style:font-size-asian="12pt" style:font-size-complex="12pt"/>
    </style:style>
    <style:style style:name="T47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48" style:parent-style-name="Absatz-Standardschriftart" style:family="text">
      <style:text-properties fo:font-size="12pt" style:font-size-asian="12pt" style:font-size-complex="12pt"/>
    </style:style>
    <style:style style:name="P49" style:parent-style-name="KeinLeerraum" style:family="paragraph">
      <style:text-properties fo:font-size="12pt" style:font-size-asian="12pt" style:font-size-complex="12pt"/>
    </style:style>
    <style:style style:name="P50" style:parent-style-name="KeinLeerraum" style:family="paragraph">
      <style:text-properties fo:font-size="12pt" style:font-size-asian="12pt" style:font-size-complex="12pt"/>
    </style:style>
    <style:style style:name="P51" style:parent-style-name="KeinLeerraum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2" style:parent-style-name="KeinLeerraum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3" style:parent-style-name="KeinLeerraum" style:family="paragraph">
      <style:text-properties fo:font-size="13pt" style:font-size-asian="13pt" style:font-size-complex="13pt"/>
    </style:style>
    <style:style style:name="T54" style:parent-style-name="Absatz-Standardschriftart" style:family="text">
      <style:text-properties fo:font-size="12pt" style:font-size-asian="12pt" style:font-size-complex="12pt"/>
    </style:style>
    <style:style style:name="T55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56" style:parent-style-name="Absatz-Standardschriftart" style:family="text">
      <style:text-properties fo:font-size="12pt" style:font-size-asian="12pt" style:font-size-complex="12pt"/>
    </style:style>
    <style:style style:name="T57" style:parent-style-name="Absatz-Standardschriftart" style:family="text">
      <style:text-properties fo:font-size="12pt" style:font-size-asian="12pt" style:font-size-complex="12pt"/>
    </style:style>
    <style:style style:name="T58" style:parent-style-name="Absatz-Standardschriftart" style:family="text">
      <style:text-properties fo:font-size="12pt" style:font-size-asian="12pt" style:font-size-complex="12pt"/>
    </style:style>
    <style:style style:name="T59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60" style:parent-style-name="Absatz-Standardschriftart" style:family="text">
      <style:text-properties fo:font-size="12pt" style:font-size-asian="12pt" style:font-size-complex="12pt"/>
    </style:style>
    <style:style style:name="T61" style:parent-style-name="Absatz-Standardschriftart" style:family="text">
      <style:text-properties fo:font-size="12pt" style:font-size-asian="12pt" style:font-size-complex="12pt"/>
    </style:style>
    <style:style style:name="T62" style:parent-style-name="Absatz-Standardschriftart" style:family="text">
      <style:text-properties fo:font-size="12pt" style:font-size-asian="12pt" style:font-size-complex="12pt"/>
    </style:style>
    <style:style style:name="T63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64" style:parent-style-name="Absatz-Standardschriftart" style:family="text">
      <style:text-properties fo:font-size="12pt" style:font-size-asian="12pt" style:font-size-complex="12pt"/>
    </style:style>
    <style:style style:name="T65" style:parent-style-name="Absatz-Standardschriftart" style:family="text">
      <style:text-properties fo:font-size="12pt" style:font-size-asian="12pt" style:font-size-complex="12pt"/>
    </style:style>
    <style:style style:name="T66" style:parent-style-name="Absatz-Standardschriftart" style:family="text">
      <style:text-properties fo:font-size="12pt" style:font-size-asian="12pt" style:font-size-complex="12pt"/>
    </style:style>
    <style:style style:name="T67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68" style:parent-style-name="Absatz-Standardschriftart" style:family="text">
      <style:text-properties fo:font-size="12pt" style:font-size-asian="12pt" style:font-size-complex="12pt"/>
    </style:style>
    <style:style style:name="T69" style:parent-style-name="Absatz-Standardschriftart" style:family="text">
      <style:text-properties fo:font-size="12pt" style:font-size-asian="12pt" style:font-size-complex="12pt"/>
    </style:style>
    <style:style style:name="T70" style:parent-style-name="Absatz-Standardschriftart" style:family="text">
      <style:text-properties fo:font-size="12pt" style:font-size-asian="12pt" style:font-size-complex="12pt"/>
    </style:style>
    <style:style style:name="T71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72" style:parent-style-name="Absatz-Standardschriftart" style:family="text">
      <style:text-properties fo:font-size="12pt" style:font-size-asian="12pt" style:font-size-complex="12pt"/>
    </style:style>
    <style:style style:name="T73" style:parent-style-name="Absatz-Standardschriftart" style:family="text">
      <style:text-properties fo:font-size="12pt" style:font-size-asian="12pt" style:font-size-complex="12pt"/>
    </style:style>
    <style:style style:name="T74" style:parent-style-name="Absatz-Standardschriftart" style:family="text">
      <style:text-properties fo:font-size="12pt" style:font-size-asian="12pt" style:font-size-complex="12pt"/>
    </style:style>
    <style:style style:name="T75" style:parent-style-name="Absatz-Standardschriftart" style:family="text">
      <style:text-properties fo:font-size="12pt" style:font-size-asian="12pt" style:font-size-complex="12pt"/>
    </style:style>
    <style:style style:name="T76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77" style:parent-style-name="Absatz-Standardschriftart" style:family="text">
      <style:text-properties fo:font-size="12pt" style:font-size-asian="12pt" style:font-size-complex="12pt"/>
    </style:style>
    <style:style style:name="P78" style:parent-style-name="KeinLeerraum" style:family="paragraph">
      <style:text-properties fo:font-size="13pt" style:font-size-asian="13pt" style:font-size-complex="13pt"/>
    </style:style>
    <style:style style:name="P79" style:parent-style-name="KeinLeerraum" style:family="paragraph">
      <style:text-properties fo:font-size="13pt" style:font-size-asian="13pt" style:font-size-complex="13pt"/>
    </style:style>
    <style:style style:name="T80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1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2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3" style:parent-style-name="Absatz-Standardschriftart" style:family="text">
      <style:text-properties fo:font-size="12pt" style:font-size-asian="12pt" style:font-size-complex="12pt"/>
    </style:style>
    <style:style style:name="T84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5" style:parent-style-name="Absatz-Standardschriftart" style:family="text">
      <style:text-properties fo:font-size="12pt" style:font-size-asian="12pt" style:font-size-complex="12pt"/>
    </style:style>
    <style:style style:name="T86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7" style:parent-style-name="Absatz-Standardschriftart" style:family="text">
      <style:text-properties fo:font-size="12pt" style:font-size-asian="12pt" style:font-size-complex="12pt"/>
    </style:style>
    <style:style style:name="T88" style:parent-style-name="Absatz-Standardschriftart" style:family="text">
      <style:text-properties fo:font-size="12pt" style:font-size-asian="12pt" style:font-size-complex="12pt"/>
    </style:style>
    <style:style style:name="T89" style:parent-style-name="Absatz-Standardschriftart" style:family="text">
      <style:text-properties fo:font-size="12pt" style:font-size-asian="12pt" style:font-size-complex="12pt"/>
    </style:style>
    <style:style style:name="T90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91" style:parent-style-name="Absatz-Standardschriftart" style:family="text">
      <style:text-properties fo:font-size="12pt" style:font-size-asian="12pt" style:font-size-complex="12pt"/>
    </style:style>
    <style:style style:name="T92" style:parent-style-name="Absatz-Standardschriftart" style:family="text">
      <style:text-properties fo:font-size="12pt" style:font-size-asian="12pt" style:font-size-complex="12pt"/>
    </style:style>
    <style:style style:name="T93" style:parent-style-name="Absatz-Standardschriftart" style:family="text">
      <style:text-properties fo:font-size="12pt" style:font-size-asian="12pt" style:font-size-complex="12pt"/>
    </style:style>
    <style:style style:name="T94" style:parent-style-name="Absatz-Standardschriftart" style:family="text">
      <style:text-properties fo:font-size="12pt" style:font-size-asian="12pt" style:font-size-complex="12pt"/>
    </style:style>
    <style:style style:name="T95" style:parent-style-name="Absatz-Standardschriftart" style:family="text">
      <style:text-properties fo:font-size="12pt" style:font-size-asian="12pt" style:font-size-complex="12pt"/>
    </style:style>
    <style:style style:name="T96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97" style:parent-style-name="Absatz-Standardschriftart" style:family="text">
      <style:text-properties fo:font-size="12pt" style:font-size-asian="12pt" style:font-size-complex="12pt"/>
    </style:style>
    <style:style style:name="T98" style:parent-style-name="Absatz-Standardschriftart" style:family="text">
      <style:text-properties fo:font-size="12pt" style:font-size-asian="12pt" style:font-size-complex="12pt"/>
    </style:style>
    <style:style style:name="T99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00" style:parent-style-name="Absatz-Standardschriftart" style:family="text">
      <style:text-properties fo:font-size="12pt" style:font-size-asian="12pt" style:font-size-complex="12pt"/>
    </style:style>
    <style:style style:name="T101" style:parent-style-name="Absatz-Standardschriftart" style:family="text">
      <style:text-properties fo:font-size="12pt" style:font-size-asian="12pt" style:font-size-complex="12pt"/>
    </style:style>
    <style:style style:name="T102" style:parent-style-name="Absatz-Standardschriftart" style:family="text">
      <style:text-properties fo:font-size="12pt" style:font-size-asian="12pt" style:font-size-complex="12pt"/>
    </style:style>
    <style:style style:name="P103" style:parent-style-name="KeinLeerraum" style:family="paragraph">
      <style:text-properties fo:font-size="12pt" style:font-size-asian="12pt" style:font-size-complex="12pt"/>
    </style:style>
    <style:style style:name="P104" style:parent-style-name="KeinLeerraum" style:family="paragraph">
      <style:text-properties fo:font-size="12pt" style:font-size-asian="12pt" style:font-size-complex="12pt"/>
    </style:style>
    <style:style style:name="P105" style:parent-style-name="KeinLeerraum" style:family="paragraph">
      <style:text-properties fo:font-size="13pt" style:font-size-asian="13pt" style:font-size-complex="13pt"/>
    </style:style>
    <style:style style:name="P106" style:parent-style-name="KeinLeerraum" style:family="paragraph">
      <style:text-properties fo:font-size="13pt" style:font-size-asian="13pt" style:font-size-complex="13pt"/>
    </style:style>
    <style:style style:name="T107" style:parent-style-name="Absatz-Standardschriftart" style:family="text">
      <style:text-properties fo:font-size="12pt" style:font-size-asian="12pt" style:font-size-complex="12pt"/>
    </style:style>
    <style:style style:name="T108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09" style:parent-style-name="Absatz-Standardschriftart" style:family="text">
      <style:text-properties fo:font-size="12pt" style:font-size-asian="12pt" style:font-size-complex="12pt"/>
    </style:style>
    <style:style style:name="T110" style:parent-style-name="Hyperlink" style:family="text">
      <style:text-properties fo:font-size="12pt" style:font-size-asian="12pt" style:font-size-complex="12pt"/>
    </style:style>
    <style:style style:name="T111" style:parent-style-name="Absatz-Standardschriftart" style:family="text">
      <style:text-properties fo:font-size="12pt" style:font-size-asian="12pt" style:font-size-complex="12pt"/>
    </style:style>
    <style:style style:name="P112" style:parent-style-name="KeinLeerraum" style:family="paragraph">
      <style:paragraph-properties fo:text-indent="0.4916in"/>
      <style:text-properties fo:font-size="12pt" style:font-size-asian="12pt" style:font-size-complex="12pt"/>
    </style:style>
    <style:style style:name="P113" style:parent-style-name="KeinLeerraum" style:family="paragraph">
      <style:paragraph-properties fo:text-indent="0.4916in"/>
    </style:style>
    <style:style style:name="T114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15" style:parent-style-name="Absatz-Standardschriftart" style:family="text">
      <style:text-properties fo:font-size="12pt" style:font-size-asian="12pt" style:font-size-complex="12pt"/>
    </style:style>
    <style:style style:name="T116" style:parent-style-name="Absatz-Standardschriftart" style:family="text">
      <style:text-properties fo:font-size="12pt" style:font-size-asian="12pt" style:font-size-complex="12pt"/>
    </style:style>
    <style:style style:name="T117" style:parent-style-name="Absatz-Standardschriftart" style:family="text">
      <style:text-properties fo:font-size="12pt" style:font-size-asian="12pt" style:font-size-complex="12pt"/>
    </style:style>
    <style:style style:name="T118" style:parent-style-name="Hyperlink" style:family="text">
      <style:text-properties fo:font-size="12pt" style:font-size-asian="12pt" style:font-size-complex="12pt"/>
    </style:style>
    <style:style style:name="T119" style:parent-style-name="Absatz-Standardschriftart" style:family="text">
      <style:text-properties fo:font-size="12pt" style:font-size-asian="12pt" style:font-size-complex="12pt"/>
    </style:style>
    <style:style style:name="T120" style:parent-style-name="Absatz-Standardschriftart" style:family="text">
      <style:text-properties fo:font-size="12pt" style:font-size-asian="12pt" style:font-size-complex="12pt"/>
    </style:style>
    <style:style style:name="T121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 fo:language="en" fo:country="US"/>
    </style:style>
    <style:style style:name="T122" style:parent-style-name="Absatz-Standardschriftart" style:family="text">
      <style:text-properties fo:font-size="12pt" style:font-size-asian="12pt" style:font-size-complex="12pt" fo:language="en" fo:country="US"/>
    </style:style>
    <style:style style:name="T123" style:parent-style-name="Hyperlink" style:family="text">
      <style:text-properties fo:font-size="12pt" style:font-size-asian="12pt" style:font-size-complex="12pt" fo:language="en" fo:country="US"/>
    </style:style>
    <style:style style:name="T124" style:parent-style-name="Absatz-Standardschriftart" style:family="text">
      <style:text-properties fo:font-size="12pt" style:font-size-asian="12pt" style:font-size-complex="12pt" fo:language="en" fo:country="US"/>
    </style:style>
    <style:style style:name="T125" style:parent-style-name="Absatz-Standardschriftart" style:family="text">
      <style:text-properties fo:font-size="12pt" style:font-size-asian="12pt" style:font-size-complex="12pt" fo:language="en" fo:country="US"/>
    </style:style>
    <style:style style:name="T126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 fo:language="en" fo:country="US"/>
    </style:style>
    <style:style style:name="T127" style:parent-style-name="Absatz-Standardschriftart" style:family="text">
      <style:text-properties fo:font-size="12pt" style:font-size-asian="12pt" style:font-size-complex="12pt"/>
    </style:style>
    <style:style style:name="T128" style:parent-style-name="Absatz-Standardschriftart" style:family="text">
      <style:text-properties fo:font-size="12pt" style:font-size-asian="12pt" style:font-size-complex="12pt"/>
    </style:style>
    <style:style style:name="T129" style:parent-style-name="Absatz-Standardschriftart" style:family="text">
      <style:text-properties fo:font-size="12pt" style:font-size-asian="12pt" style:font-size-complex="12pt"/>
    </style:style>
    <style:style style:name="T130" style:parent-style-name="Hyperlink" style:family="text">
      <style:text-properties fo:font-size="12pt" style:font-size-asian="12pt" style:font-size-complex="12pt"/>
    </style:style>
    <style:style style:name="T131" style:parent-style-name="Absatz-Standardschriftart" style:family="text">
      <style:text-properties fo:font-size="12pt" style:font-size-asian="12pt" style:font-size-complex="12pt"/>
    </style:style>
    <style:style style:name="P132" style:parent-style-name="KeinLeerraum" style:family="paragraph">
      <style:text-properties fo:font-size="12pt" style:font-size-asian="12pt" style:font-size-complex="12pt"/>
    </style:style>
    <style:style style:name="P133" style:parent-style-name="KeinLeerraum" style:family="paragraph">
      <style:text-properties fo:font-size="13pt" style:font-size-asian="13pt" style:font-size-complex="13pt"/>
    </style:style>
    <style:style style:name="T134" style:parent-style-name="Absatz-Standardschriftart" style:family="text">
      <style:text-properties fo:font-size="12pt" style:font-size-asian="12pt" style:font-size-complex="12pt"/>
    </style:style>
    <style:style style:name="T135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 fo:language="en" fo:country="US"/>
    </style:style>
    <style:style style:name="T136" style:parent-style-name="Absatz-Standardschriftart" style:family="text">
      <style:text-properties fo:font-size="12pt" style:font-size-asian="12pt" style:font-size-complex="12pt"/>
    </style:style>
    <style:style style:name="T137" style:parent-style-name="Absatz-Standardschriftart" style:family="text">
      <style:text-properties fo:font-size="12pt" style:font-size-asian="12pt" style:font-size-complex="12pt"/>
    </style:style>
    <style:style style:name="T138" style:parent-style-name="Hyperlink" style:family="text">
      <style:text-properties fo:font-size="12pt" style:font-size-asian="12pt" style:font-size-complex="12pt"/>
    </style:style>
    <style:style style:name="T139" style:parent-style-name="Absatz-Standardschriftart" style:family="text">
      <style:text-properties fo:font-size="12pt" style:font-size-asian="12pt" style:font-size-complex="12pt"/>
    </style:style>
    <style:style style:name="P140" style:parent-style-name="KeinLeerraum" style:family="paragraph">
      <style:text-properties fo:font-size="12pt" style:font-size-asian="12pt" style:font-size-complex="12pt"/>
    </style:style>
    <style:style style:name="P141" style:parent-style-name="KeinLeerraum" style:family="paragraph">
      <style:paragraph-properties fo:text-indent="0.4916in"/>
      <style:text-properties fo:font-size="12pt" style:font-size-asian="12pt" style:font-size-complex="12pt"/>
    </style:style>
    <style:style style:name="P142" style:parent-style-name="KeinLeerraum" style:family="paragraph">
      <style:paragraph-properties fo:text-indent="0.4916in"/>
      <style:text-properties fo:font-size="12pt" style:font-size-asian="12pt" style:font-size-complex="12pt"/>
    </style:style>
    <style:style style:name="P143" style:parent-style-name="KeinLeerraum" style:family="paragraph">
      <style:paragraph-properties fo:text-indent="0.4916in"/>
      <style:text-properties fo:font-size="12pt" style:font-size-asian="12pt" style:font-size-complex="12pt"/>
    </style:style>
    <style:style style:name="P144" style:parent-style-name="KeinLeerraum" style:family="paragraph">
      <style:text-properties fo:font-size="12pt" style:font-size-asian="12pt" style:font-size-complex="12pt"/>
    </style:style>
    <style:style style:name="P145" style:parent-style-name="KeinLeerraum" style:family="paragraph">
      <style:text-properties fo:font-size="13pt" style:font-size-asian="13pt" style:font-size-complex="13pt"/>
    </style:style>
    <style:style style:name="P146" style:parent-style-name="KeinLeerraum" style:family="paragraph">
      <style:text-properties fo:font-size="12pt" style:font-size-asian="12pt" style:font-size-complex="12pt"/>
    </style:style>
    <style:style style:name="P147" style:parent-style-name="KeinLeerraum" style:family="paragraph">
      <style:text-properties fo:font-size="12pt" style:font-size-asian="12pt" style:font-size-complex="12pt"/>
    </style:style>
    <style:style style:name="T148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49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0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1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2" style:parent-style-name="Absatz-Standardschriftart" style:family="text">
      <style:text-properties fo:font-size="12pt" style:font-size-asian="12pt" style:font-size-complex="12pt"/>
    </style:style>
    <style:style style:name="T153" style:parent-style-name="Absatz-Standardschriftart" style:family="text">
      <style:text-properties fo:font-size="12pt" style:font-size-asian="12pt" style:font-size-complex="12pt"/>
    </style:style>
    <style:style style:name="T154" style:parent-style-name="Absatz-Standardschriftart" style:family="text">
      <style:text-properties fo:font-size="12pt" style:font-size-asian="12pt" style:font-size-complex="12pt"/>
    </style:style>
    <style:style style:name="T155" style:parent-style-name="Absatz-Standardschriftart" style:family="text">
      <style:text-properties fo:font-size="12pt" style:font-size-asian="12pt" style:font-size-complex="12pt"/>
    </style:style>
    <style:style style:name="T156" style:parent-style-name="Absatz-Standardschriftart" style:family="text">
      <style:text-properties fo:font-size="12pt" style:font-size-asian="12pt" style:font-size-complex="12pt"/>
    </style:style>
    <style:style style:name="T157" style:parent-style-name="Absatz-Standardschriftart" style:family="text">
      <style:text-properties fo:font-size="12pt" style:font-size-asian="12pt" style:font-size-complex="12pt"/>
    </style:style>
    <style:style style:name="T158" style:parent-style-name="Absatz-Standardschriftart" style:family="text">
      <style:text-properties fo:font-size="12pt" style:font-size-asian="12pt" style:font-size-complex="12pt"/>
    </style:style>
    <style:style style:name="T159" style:parent-style-name="Absatz-Standardschriftart" style:family="text">
      <style:text-properties fo:font-size="12pt" style:font-size-asian="12pt" style:font-size-complex="12pt"/>
    </style:style>
    <style:style style:name="P160" style:parent-style-name="KeinLeerraum" style:family="paragraph">
      <style:text-properties fo:font-size="12pt" style:font-size-asian="12pt" style:font-size-complex="12pt"/>
    </style:style>
    <style:style style:name="P161" style:parent-style-name="KeinLeerraum" style:family="paragraph">
      <style:text-properties fo:font-size="12pt" style:font-size-asian="12pt" style:font-size-complex="12pt"/>
    </style:style>
    <style:style style:name="T162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63" style:parent-style-name="Absatz-Standardschriftart" style:family="text">
      <style:text-properties fo:font-size="12pt" style:font-size-asian="12pt" style:font-size-complex="12pt"/>
    </style:style>
    <style:style style:name="T164" style:parent-style-name="Absatz-Standardschriftart" style:family="text">
      <style:text-properties fo:font-size="12pt" style:font-size-asian="12pt" style:font-size-complex="12pt"/>
    </style:style>
    <style:style style:name="T165" style:parent-style-name="Absatz-Standardschriftart" style:family="text">
      <style:text-properties fo:font-size="12pt" style:font-size-asian="12pt" style:font-size-complex="12pt"/>
    </style:style>
    <style:style style:name="T166" style:parent-style-name="Absatz-Standardschriftart" style:family="text">
      <style:text-properties fo:font-size="12pt" style:font-size-asian="12pt" style:font-size-complex="12pt"/>
    </style:style>
    <style:style style:name="T167" style:parent-style-name="Absatz-Standardschriftart" style:family="text">
      <style:text-properties fo:font-size="12pt" style:font-size-asian="12pt" style:font-size-complex="12pt"/>
    </style:style>
    <style:style style:name="T168" style:parent-style-name="Absatz-Standardschriftart" style:family="text">
      <style:text-properties fo:font-size="12pt" style:font-size-asian="12pt" style:font-size-complex="12pt"/>
    </style:style>
    <style:style style:name="T169" style:parent-style-name="Absatz-Standardschriftart" style:family="text">
      <style:text-properties fo:font-size="12pt" style:font-size-asian="12pt" style:font-size-complex="12pt"/>
    </style:style>
    <style:style style:name="T170" style:parent-style-name="Absatz-Standardschriftart" style:family="text">
      <style:text-properties fo:font-size="12pt" style:font-size-asian="12pt" style:font-size-complex="12pt"/>
    </style:style>
    <style:style style:name="T171" style:parent-style-name="Absatz-Standardschriftart" style:family="text">
      <style:text-properties fo:font-size="12pt" style:font-size-asian="12pt" style:font-size-complex="12pt"/>
    </style:style>
    <style:style style:name="T172" style:parent-style-name="Absatz-Standardschriftart" style:family="text">
      <style:text-properties fo:font-size="12pt" style:font-size-asian="12pt" style:font-size-complex="12pt"/>
    </style:style>
    <style:style style:name="T173" style:parent-style-name="Absatz-Standardschriftart" style:family="text">
      <style:text-properties fo:font-size="12pt" style:font-size-asian="12pt" style:font-size-complex="12pt"/>
    </style:style>
    <style:style style:name="P174" style:parent-style-name="KeinLeerraum" style:family="paragraph">
      <style:text-properties fo:font-size="12pt" style:font-size-asian="12pt" style:font-size-complex="12pt"/>
    </style:style>
    <style:style style:name="P175" style:parent-style-name="KeinLeerraum" style:family="paragraph">
      <style:text-properties fo:font-size="12pt" style:font-size-asian="12pt" style:font-size-complex="12pt"/>
    </style:style>
    <style:style style:name="T176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77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78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79" style:parent-style-name="Absatz-Standardschriftart" style:family="text">
      <style:text-properties fo:font-size="12pt" style:font-size-asian="12pt" style:font-size-complex="12pt"/>
    </style:style>
    <style:style style:name="T180" style:parent-style-name="Absatz-Standardschriftart" style:family="text">
      <style:text-properties fo:font-size="12pt" style:font-size-asian="12pt" style:font-size-complex="12pt"/>
    </style:style>
    <style:style style:name="T181" style:parent-style-name="Absatz-Standardschriftart" style:family="text">
      <style:text-properties fo:font-size="12pt" style:font-size-asian="12pt" style:font-size-complex="12pt"/>
    </style:style>
    <style:style style:name="T182" style:parent-style-name="Absatz-Standardschriftart" style:family="text">
      <style:text-properties fo:font-size="12pt" style:font-size-asian="12pt" style:font-size-complex="12pt"/>
    </style:style>
    <style:style style:name="T183" style:parent-style-name="Absatz-Standardschriftart" style:family="text">
      <style:text-properties fo:font-size="12pt" style:font-size-asian="12pt" style:font-size-complex="12pt"/>
    </style:style>
    <style:style style:name="T184" style:parent-style-name="Absatz-Standardschriftart" style:family="text">
      <style:text-properties fo:font-size="12pt" style:font-size-asian="12pt" style:font-size-complex="12pt"/>
    </style:style>
    <style:style style:name="T185" style:parent-style-name="Absatz-Standardschriftart" style:family="text">
      <style:text-properties fo:font-size="12pt" style:font-size-asian="12pt" style:font-size-complex="12pt"/>
    </style:style>
    <style:style style:name="T186" style:parent-style-name="Absatz-Standardschriftart" style:family="text">
      <style:text-properties fo:font-size="12pt" style:font-size-asian="12pt" style:font-size-complex="12pt"/>
    </style:style>
    <style:style style:name="T187" style:parent-style-name="Absatz-Standardschriftart" style:family="text">
      <style:text-properties fo:font-size="12pt" style:font-size-asian="12pt" style:font-size-complex="12pt"/>
    </style:style>
    <style:style style:name="T188" style:parent-style-name="Absatz-Standardschriftart" style:family="text">
      <style:text-properties fo:font-size="12pt" style:font-size-asian="12pt" style:font-size-complex="12pt"/>
    </style:style>
    <style:style style:name="T189" style:parent-style-name="Absatz-Standardschriftart" style:family="text">
      <style:text-properties fo:font-size="12pt" style:font-size-asian="12pt" style:font-size-complex="12pt"/>
    </style:style>
    <style:style style:name="P190" style:parent-style-name="KeinLeerraum" style:family="paragraph">
      <style:text-properties fo:font-size="12pt" style:font-size-asian="12pt" style:font-size-complex="12pt"/>
    </style:style>
    <style:style style:name="P191" style:parent-style-name="KeinLeerraum" style:family="paragraph">
      <style:text-properties fo:font-size="12pt" style:font-size-asian="12pt" style:font-size-complex="12pt"/>
    </style:style>
    <style:style style:name="T192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93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94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95" style:parent-style-name="Absatz-Standardschriftart" style:family="text">
      <style:text-properties fo:font-size="12pt" style:font-size-asian="12pt" style:font-size-complex="12pt"/>
    </style:style>
    <style:style style:name="T196" style:parent-style-name="Absatz-Standardschriftart" style:family="text">
      <style:text-properties fo:font-size="12pt" style:font-size-asian="12pt" style:font-size-complex="12pt"/>
    </style:style>
    <style:style style:name="T197" style:parent-style-name="Absatz-Standardschriftart" style:family="text">
      <style:text-properties fo:font-size="12pt" style:font-size-asian="12pt" style:font-size-complex="12pt"/>
    </style:style>
    <style:style style:name="T198" style:parent-style-name="Absatz-Standardschriftart" style:family="text">
      <style:text-properties fo:font-size="12pt" style:font-size-asian="12pt" style:font-size-complex="12pt"/>
    </style:style>
    <style:style style:name="T199" style:parent-style-name="Absatz-Standardschriftart" style:family="text">
      <style:text-properties fo:font-size="12pt" style:font-size-asian="12pt" style:font-size-complex="12pt"/>
    </style:style>
    <style:style style:name="T200" style:parent-style-name="Absatz-Standardschriftart" style:family="text">
      <style:text-properties fo:font-size="12pt" style:font-size-asian="12pt" style:font-size-complex="12pt"/>
    </style:style>
    <style:style style:name="T201" style:parent-style-name="Absatz-Standardschriftart" style:family="text">
      <style:text-properties fo:font-size="12pt" style:font-size-asian="12pt" style:font-size-complex="12pt"/>
    </style:style>
    <style:style style:name="T202" style:parent-style-name="Absatz-Standardschriftart" style:family="text">
      <style:text-properties fo:font-size="12pt" style:font-size-asian="12pt" style:font-size-complex="12pt"/>
    </style:style>
    <style:style style:name="T203" style:parent-style-name="Absatz-Standardschriftart" style:family="text">
      <style:text-properties fo:font-size="12pt" style:font-size-asian="12pt" style:font-size-complex="12pt"/>
    </style:style>
    <style:style style:name="T204" style:parent-style-name="Absatz-Standardschriftart" style:family="text">
      <style:text-properties fo:font-size="12pt" style:font-size-asian="12pt" style:font-size-complex="12pt"/>
    </style:style>
    <style:style style:name="T205" style:parent-style-name="Absatz-Standardschriftart" style:family="text">
      <style:text-properties fo:font-size="12pt" style:font-size-asian="12pt" style:font-size-complex="12pt"/>
    </style:style>
    <style:style style:name="T206" style:parent-style-name="Absatz-Standardschriftart" style:family="text">
      <style:text-properties fo:font-size="12pt" style:font-size-asian="12pt" style:font-size-complex="12pt"/>
    </style:style>
    <style:style style:name="T207" style:parent-style-name="Absatz-Standardschriftart" style:family="text">
      <style:text-properties fo:font-size="12pt" style:font-size-asian="12pt" style:font-size-complex="12pt"/>
    </style:style>
    <style:style style:name="T208" style:parent-style-name="Absatz-Standardschriftart" style:family="text">
      <style:text-properties fo:font-size="12pt" style:font-size-asian="12pt" style:font-size-complex="12pt"/>
    </style:style>
    <style:style style:name="T209" style:parent-style-name="Absatz-Standardschriftart" style:family="text">
      <style:text-properties fo:font-size="12pt" style:font-size-asian="12pt" style:font-size-complex="12pt"/>
    </style:style>
    <style:style style:name="T210" style:parent-style-name="Absatz-Standardschriftart" style:family="text">
      <style:text-properties fo:font-size="12pt" style:font-size-asian="12pt" style:font-size-complex="12pt"/>
    </style:style>
    <style:style style:name="T211" style:parent-style-name="Absatz-Standardschriftart" style:family="text">
      <style:text-properties fo:font-size="12pt" style:font-size-asian="12pt" style:font-size-complex="12pt"/>
    </style:style>
    <style:style style:name="T212" style:parent-style-name="Absatz-Standardschriftart" style:family="text">
      <style:text-properties fo:font-size="12pt" style:font-size-asian="12pt" style:font-size-complex="12pt"/>
    </style:style>
    <style:style style:name="T213" style:parent-style-name="Absatz-Standardschriftart" style:family="text">
      <style:text-properties fo:font-size="12pt" style:font-size-asian="12pt" style:font-size-complex="12pt"/>
    </style:style>
    <style:style style:name="T214" style:parent-style-name="Absatz-Standardschriftart" style:family="text">
      <style:text-properties fo:font-size="12pt" style:font-size-asian="12pt" style:font-size-complex="12pt"/>
    </style:style>
    <style:style style:name="T215" style:parent-style-name="Absatz-Standardschriftart" style:family="text">
      <style:text-properties fo:font-size="12pt" style:font-size-asian="12pt" style:font-size-complex="12pt"/>
    </style:style>
    <style:style style:name="P216" style:parent-style-name="KeinLeerraum" style:family="paragraph">
      <style:text-properties fo:font-size="12pt" style:font-size-asian="12pt" style:font-size-complex="12pt"/>
    </style:style>
    <style:style style:name="P217" style:parent-style-name="KeinLeerraum" style:family="paragraph">
      <style:text-properties fo:font-size="12pt" style:font-size-asian="12pt" style:font-size-complex="12pt"/>
    </style:style>
    <style:style style:name="P218" style:parent-style-name="KeinLeerraum" style:family="paragraph">
      <style:text-properties fo:font-size="12pt" style:font-size-asian="12pt" style:font-size-complex="12pt"/>
    </style:style>
    <style:style style:name="P219" style:parent-style-name="KeinLeerraum" style:family="paragraph">
      <style:text-properties fo:font-size="13pt" style:font-size-asian="13pt" style:font-size-complex="13pt"/>
    </style:style>
    <style:style style:name="P220" style:parent-style-name="KeinLeerraum" style:family="paragraph">
      <style:text-properties fo:font-size="12pt" style:font-size-asian="12pt" style:font-size-complex="12pt"/>
    </style:style>
    <style:style style:name="P221" style:parent-style-name="KeinLeerraum" style:family="paragraph">
      <style:text-properties fo:font-size="12pt" style:font-size-asian="12pt" style:font-size-complex="12pt"/>
    </style:style>
    <style:style style:name="P222" style:parent-style-name="KeinLeerraum" style:family="paragraph">
      <style:text-properties fo:font-size="13pt" style:font-size-asian="13pt" style:font-size-complex="13pt"/>
    </style:style>
    <style:style style:name="P223" style:parent-style-name="KeinLeerraum" style:family="paragraph">
      <style:text-properties fo:font-size="12pt" style:font-size-asian="12pt" style:font-size-complex="12pt"/>
    </style:style>
    <style:style style:name="P224" style:parent-style-name="KeinLeerraum" style:family="paragraph">
      <style:text-properties fo:font-size="12pt" style:font-size-asian="12pt" style:font-size-complex="12pt"/>
    </style:style>
    <style:style style:name="P225" style:parent-style-name="KeinLeerraum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26" style:parent-style-name="KeinLeerraum" style:family="paragraph">
      <style:text-properties fo:font-size="12pt" style:font-size-asian="12pt" style:font-size-complex="12pt"/>
    </style:style>
    <style:style style:name="P227" style:parent-style-name="KeinLeerraum" style:family="paragraph">
      <style:text-properties fo:font-size="13pt" style:font-size-asian="13pt" style:font-size-complex="13pt"/>
    </style:style>
    <style:style style:name="P228" style:parent-style-name="KeinLeerraum" style:family="paragraph">
      <style:text-properties fo:font-size="12pt" style:font-size-asian="12pt" style:font-size-complex="12pt"/>
    </style:style>
    <style:style style:name="P229" style:parent-style-name="KeinLeerraum" style:family="paragraph">
      <style:text-properties fo:font-size="13pt" style:font-size-asian="13pt" style:font-size-complex="13pt"/>
    </style:style>
    <style:style style:name="P230" style:parent-style-name="KeinLeerraum" style:family="paragraph">
      <style:text-properties fo:font-size="13pt" style:font-size-asian="13pt" style:font-size-complex="13pt"/>
    </style:style>
    <style:style style:name="P231" style:parent-style-name="KeinLeerraum" style:family="paragraph">
      <style:text-properties fo:font-size="12pt" style:font-size-asian="12pt" style:font-size-complex="12pt"/>
    </style:style>
    <style:style style:name="P232" style:parent-style-name="KeinLeerraum" style:family="paragraph">
      <style:text-properties fo:font-size="13pt" style:font-size-asian="13pt" style:font-size-complex="13pt"/>
    </style:style>
    <style:style style:name="P233" style:parent-style-name="KeinLeerraum" style:family="paragraph">
      <style:text-properties fo:font-size="13pt" style:font-size-asian="13pt" style:font-size-complex="13pt"/>
    </style:style>
    <style:style style:name="P234" style:parent-style-name="KeinLeerraum" style:family="paragraph">
      <style:text-properties fo:font-size="12pt" style:font-size-asian="12pt" style:font-size-complex="12pt"/>
    </style:style>
    <style:style style:name="P235" style:parent-style-name="KeinLeerraum" style:family="paragraph">
      <style:text-properties fo:font-size="12pt" style:font-size-asian="12pt" style:font-size-complex="12pt"/>
    </style:style>
    <style:style style:name="P236" style:parent-style-name="KeinLeerraum" style:family="paragraph">
      <style:text-properties fo:font-size="13pt" style:font-size-asian="13pt" style:font-size-complex="13pt"/>
    </style:style>
    <style:style style:name="T237" style:parent-style-name="Absatz-Standardschriftart" style:family="text">
      <style:text-properties fo:font-size="12pt" style:font-size-asian="12pt" style:font-size-complex="12pt"/>
    </style:style>
    <style:style style:name="T238" style:parent-style-name="Absatz-Standardschriftart" style:family="text">
      <style:text-properties fo:font-size="12pt" style:font-size-asian="12pt" style:font-size-complex="12pt"/>
    </style:style>
    <style:style style:name="T239" style:parent-style-name="Absatz-Standardschriftart" style:family="text">
      <style:text-properties fo:font-size="12pt" style:font-size-asian="12pt" style:font-size-complex="12pt"/>
    </style:style>
    <style:style style:name="T240" style:parent-style-name="Absatz-Standardschriftart" style:family="text">
      <style:text-properties fo:font-size="12pt" style:font-size-asian="12pt" style:font-size-complex="12pt"/>
    </style:style>
    <style:style style:name="T241" style:parent-style-name="Absatz-Standardschriftart" style:family="text">
      <style:text-properties fo:font-size="12pt" style:font-size-asian="12pt" style:font-size-complex="12pt"/>
    </style:style>
    <style:style style:name="T242" style:parent-style-name="Absatz-Standardschriftart" style:family="text">
      <style:text-properties fo:font-size="12pt" style:font-size-asian="12pt" style:font-size-complex="12pt"/>
    </style:style>
    <style:style style:name="T243" style:parent-style-name="Absatz-Standardschriftart" style:family="text">
      <style:text-properties fo:font-size="12pt" style:font-size-asian="12pt" style:font-size-complex="12pt"/>
    </style:style>
    <style:style style:name="T244" style:parent-style-name="Absatz-Standardschriftart" style:family="text">
      <style:text-properties fo:font-size="12pt" style:font-size-asian="12pt" style:font-size-complex="12pt"/>
    </style:style>
    <style:style style:name="T245" style:parent-style-name="Absatz-Standardschriftart" style:family="text">
      <style:text-properties fo:font-size="12pt" style:font-size-asian="12pt" style:font-size-complex="12pt"/>
    </style:style>
    <style:style style:name="T246" style:parent-style-name="Absatz-Standardschriftart" style:family="text">
      <style:text-properties fo:font-size="12pt" style:font-size-asian="12pt" style:font-size-complex="12pt"/>
    </style:style>
    <style:style style:name="T247" style:parent-style-name="Absatz-Standardschriftar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Dokumentation - Jugendstadtplan Leipzig</text:p>
      <text:p text:style-name="P2"/>
      <text:p text:style-name="P3">1. Installation:</text:p>
      <text:p text:style-name="P4"/>
      <text:p text:style-name="P5">1.1<text:s/>Requirements:</text:p>
      <text:p text:style-name="KeinLeerraum"><text:span text:style-name="T6"><text:tab/></text:span><text:span text:style-name="T7"></text:span><text:span text:style-name="T8"><text:s/>Webserver: z.B. Apache, Nginx</text:span></text:p>
      <text:p text:style-name="P9"><text:span text:style-name="T10"></text:span><text:span text:style-name="T11"><text:s/>PHP: mindestens 5.1.X</text:span></text:p>
      <text:p text:style-name="P12"><text:span text:style-name="T13"><text:tab/></text:span><text:span text:style-name="T14"></text:span><text:span text:style-name="T15"><text:s/>PHP muss die Rechte besitzen auf JSON und INI Dateien zugreifen zu<text:s/></text:span></text:p>
      <text:p text:style-name="P16"><text:s text:c="5"/>können</text:p>
      <text:p text:style-name="P17"><text:span text:style-name="T18"></text:span><text:span text:style-name="T19"><text:s/>Composer</text:span><text:span text:style-name="T20"><text:s/>(</text:span><text:a xlink:href="https://getcomposer.org/" office:target-frame-name="_top" xlink:show="replace"><text:span text:style-name="T21">https://getcomposer.org/</text:span></text:a><text:span text:style-name="T22">)</text:span></text:p>
      <text:p text:style-name="P23"/>
      <text:p text:style-name="P24">1.2 Installation:</text:p>
      <text:p text:style-name="KeinLeerraum"><text:span text:style-name="T25"><text:tab/></text:span><text:span text:style-name="T26"></text:span><text:span text:style-name="T27"><text:s/>Sourcecode Jugendstadtplan Leipzig</text:span><text:span text:style-name="T28"><text:s/>runterladen</text:span></text:p>
      <text:p text:style-name="KeinLeerraum"><text:span text:style-name="T29"><text:tab/><text:s text:c="5"/>(</text:span><text:a xlink:href="https://github.com/unlimitedone/Karten/tree/master/Jugendstadtplan/Plath" office:target-frame-name="_top" xlink:show="replace"><text:span text:style-name="T30">https://github.com/unlimitedone/Karten/tree/master/Jugendstadtplan/Plath</text:span></text:a><text:span text:style-name="T31">)</text:span></text:p>
      <text:p text:style-name="KeinLeerraum"><text:span text:style-name="T32"><text:tab/></text:span><text:span text:style-name="T33"></text:span><text:span text:style-name="T34"><text:s/></text:span><text:span text:style-name="T35">Daten au</text:span><text:span text:style-name="T36">f</text:span><text:span text:style-name="T37"><text:s/>Webspace entpacken</text:span></text:p>
      <text:p text:style-name="KeinLeerraum"><text:span text:style-name="T38"><text:tab/></text:span><text:span text:style-name="T39"></text:span><text:span text:style-name="T40"><text:s/>Composer ausführen (lädt benötigte Bibliotheken)<text:s/></text:span><text:span text:style-name="T41">„php composer.phar install“</text:span></text:p>
      <text:p text:style-name="KeinLeerraum"><text:span text:style-name="T42"><text:tab/></text:span><text:span text:style-name="T43"></text:span><text:span text:style-name="T44"><text:s/>im Webbrowser die Datei<text:s/></text:span><text:span text:style-name="T45">„index.php“</text:span><text:span text:style-name="T46"><text:s/>im Ordner<text:s/></text:span><text:span text:style-name="T47">„public“</text:span><text:span text:style-name="T48"><text:s/>aufrufen</text:span></text:p>
      <text:p text:style-name="P49"/>
      <text:p text:style-name="P50"/>
      <text:p text:style-name="P51">2. Applikation</text:p>
      <text:p text:style-name="P52"/>
      <text:p text:style-name="P53">2.1<text:s/>Ordnerstruktur<text:s/>Applikation:</text:p>
      <text:p text:style-name="KeinLeerraum"><text:span text:style-name="T54"><text:tab/></text:span><text:span text:style-name="T55"></text:span><text:span text:style-name="T56"><text:s/>config</text:span><text:span text:style-name="T57"><text:s/>(Ordner)</text:span></text:p>
      <text:p text:style-name="KeinLeerraum"><text:span text:style-name="T58"><text:tab/></text:span><text:span text:style-name="T59"></text:span><text:span text:style-name="T60"><text:s/>data</text:span><text:span text:style-name="T61"><text:s/>(Ordner)</text:span></text:p>
      <text:p text:style-name="KeinLeerraum"><text:span text:style-name="T62"><text:tab/></text:span><text:span text:style-name="T63"></text:span><text:span text:style-name="T64"><text:s/>module</text:span><text:span text:style-name="T65"><text:s/>(Ordner)</text:span></text:p>
      <text:p text:style-name="KeinLeerraum"><text:span text:style-name="T66"><text:tab/></text:span><text:span text:style-name="T67"></text:span><text:span text:style-name="T68"><text:s/>public</text:span><text:span text:style-name="T69"><text:s/>(Ordner)</text:span></text:p>
      <text:p text:style-name="KeinLeerraum"><text:span text:style-name="T70"><text:tab/></text:span><text:span text:style-name="T71"></text:span><text:span text:style-name="T72"><text:s/>vendor (autogen</text:span><text:span text:style-name="T73">er</text:span><text:span text:style-name="T74">iert durch Composer)</text:span></text:p>
      <text:p text:style-name="KeinLeerraum"><text:span text:style-name="T75"><text:tab/></text:span><text:span text:style-name="T76"></text:span><text:span text:style-name="T77"><text:s/>composer.json</text:span></text:p>
      <text:p text:style-name="P78"/>
      <text:p text:style-name="P79">2.2 Aufbau der Applikation:</text:p>
      <text:p text:style-name="KeinLeerraum"><text:span text:style-name="T80">„</text:span><text:span text:style-name="T81">c</text:span><text:span text:style-name="T82">onfig“:</text:span><text:span text:style-name="T83"><text:s/>Dieser Ordner enthält alle Einstellungen der Applikation.</text:span></text:p>
      <text:p text:style-name="KeinLeerraum"><text:span text:style-name="T84">„data“:</text:span><text:span text:style-name="T85"><text:s/>In diesem Ordner werden alle Daten der Applikation abgelegt. Zum Beispiel die lokalen RDF-Daten oder die Übersetzungsdateien.</text:span></text:p>
      <text:p text:style-name="KeinLeerraum"><text:span text:style-name="T86">„module“:</text:span><text:span text:style-name="T87"><text:s/>Dieser Ordner enthält die Funktionalitäten<text:s/></text:span><text:span text:style-name="T88">der Software.<text:s/></text:span><text:span text:style-name="T89">Alle Funktionalitäten sind in Form von PHP-Funktionen in diesem Ordner abgelegt.</text:span></text:p>
      <text:p text:style-name="KeinLeerraum"><text:span text:style-name="T90">„public“:</text:span><text:span text:style-name="T91"><text:s/>Dieser Ordner stellt die Webschnittstelle dar.<text:s/></text:span><text:span text:style-name="T92">Es<text:s/></text:span><text:span text:style-name="T93">ist<text:s/></text:span><text:span text:style-name="T94">der einzige Ordner der von außen erreichbar sein muss.<text:s/></text:span><text:span text:style-name="T95">Alle anderen Ordner können z.B. durch eine htaccess-Datei geschützt werden.<text:s/></text:span></text:p>
      <text:p text:style-name="KeinLeerraum"><text:span text:style-name="T96">„vendor“:</text:span><text:span text:style-name="T97"><text:s/>Dieser Ordner wird automatisiert durch Composer erstellt. Er enthält alle importierten Bibliotheken bzw. Applikation</text:span><text:span text:style-name="T98">sabhängigkeiten.</text:span></text:p>
      <text:p text:style-name="KeinLeerraum"><text:span text:style-name="T99">„composer.json“:</text:span><text:span text:style-name="T100"><text:s/>Diese Datei dient<text:s/></text:span><text:span text:style-name="T101">zur</text:span><text:span text:style-name="T102"><text:s/>Steuerung von Composer und enthält alle Abhängigkeiten.</text:span></text:p>
      <text:p text:style-name="P103"/>
      <text:p text:style-name="P104"/>
      <text:p text:style-name="P105"/>
      <text:soft-page-break/>
      <text:p text:style-name="P106">2.2.1<text:s/>Benutze Bibliotheken:</text:p>
      <text:p text:style-name="KeinLeerraum"><text:span text:style-name="T107"><text:tab/></text:span><text:span text:style-name="T108"></text:span><text:span text:style-name="T109"><text:s/>RDF Framework – EasyRDF für PHP (</text:span><text:a xlink:href="http://www.easyrdf.org/" office:target-frame-name="_top" xlink:show="replace"><text:span text:style-name="T110">http://www.easyrdf.org/</text:span></text:a><text:span text:style-name="T111">) integriert und<text:s/></text:span></text:p>
      <text:p text:style-name="P112"><text:s text:c="5"/>verwaltet über Composer</text:p>
      <text:p text:style-name="P113"><text:span text:style-name="T114"></text:span><text:span text:style-name="T115"><text:s/></text:span><text:span text:style-name="T116">Web Framework</text:span><text:span text:style-name="T117"><text:s/>- Bootstrap 3 (</text:span><text:a xlink:href="http://getbootstrap.com/" office:target-frame-name="_top" xlink:show="replace"><text:span text:style-name="T118">http://getbootstrap.com/</text:span></text:a><text:span text:style-name="T119">)</text:span></text:p>
      <text:p text:style-name="KeinLeerraum"><text:span text:style-name="T120"><text:tab/></text:span><text:span text:style-name="T121"></text:span><text:span text:style-name="T122"><text:s/>Map Framework – Leaflet (</text:span><text:a xlink:href="http://leafletjs.com/" office:target-frame-name="_top" xlink:show="replace"><text:span text:style-name="T123">http://leafletjs.com/</text:span></text:a><text:span text:style-name="T124">)</text:span></text:p>
      <text:p text:style-name="KeinLeerraum"><text:span text:style-name="T125"><text:tab/></text:span><text:span text:style-name="T126"></text:span><text:span text:style-name="T127"><text:s/></text:span><text:span text:style-name="T128">HTML/CSS<text:s/></text:span><text:span text:style-name="T129">Flaggen – (</text:span><text:a xlink:href="http://lipis.github.io/flag-icon-css/" office:target-frame-name="_top" xlink:show="replace"><text:span text:style-name="T130">http://lipis.github.io/flag-icon-css/</text:span></text:a><text:span text:style-name="T131">)</text:span></text:p>
      <text:p text:style-name="P132"/>
      <text:p text:style-name="P133">2.2.2 Benutzte externe Dienste:</text:p>
      <text:p text:style-name="KeinLeerraum"><text:span text:style-name="T134"><text:tab/></text:span><text:span text:style-name="T135"></text:span><text:span text:style-name="T136"><text:s/></text:span><text:span text:style-name="T137">Kartenprovider – Mapbox (</text:span><text:a xlink:href="https://www.mapbox.com/" office:target-frame-name="_top" xlink:show="replace"><text:span text:style-name="T138">https://www.mapbox.com/</text:span></text:a><text:span text:style-name="T139">)</text:span></text:p>
      <text:p text:style-name="P140"><text:tab/>Die auf dem Jugendstadtplan angezeigte Karte muss entweder selbst gehostet<text:s/></text:p>
      <text:p text:style-name="P141">werden oder über einen Dienstleister bereitgestellt werden.<text:s/>Momentan werden die<text:s/></text:p>
      <text:p text:style-name="P142">Karten über den Dienstleister Mapbox bezogen.<text:s/>Die Interaktion mit den von Mapbox<text:s/></text:p>
      <text:p text:style-name="P143">gelieferten Karten,<text:s/>wird über die JavaScript-Bibliothek<text:s/>Leaflet<text:s/>ermöglicht.</text:p>
      <text:p text:style-name="P144"/>
      <text:p text:style-name="P145">2.2.3 Webschnittstelle:</text:p>
      <text:p text:style-name="P146">Die Webschnittstelle ist möglichst leichtgewichtig gestaltet, da die Kernfunktionalitäten im Module Ordner implementiert sind. Die Hauptaufgabe ist, dass entgegennehmen der<text:s/>Requests<text:s/>der Nutzer und der Aufruf der Entsprechenden Kernfunktionalität.</text:p>
      <text:p text:style-name="P147"/>
      <text:p text:style-name="KeinLeerraum"><text:span text:style-name="T148">„</text:span><text:span text:style-name="T149">i</text:span><text:span text:style-name="T150">ndex.php“:</text:span><text:span text:style-name="T151"><text:s/></text:span><text:span text:style-name="T152">Diese Datei hat die Aufgabe die<text:s/></text:span><text:span text:style-name="T153">komplette<text:s/></text:span><text:span text:style-name="T154">Website auszuliefern.<text:s/></text:span><text:span text:style-name="T155">Über den GET-Parameter „lang“, kann die Website in einer bestimmten Sprache angefordert werden.<text:s/></text:span><text:span text:style-name="T156">Ist die angeforderte Sprache nicht verfügbar oder der Parameter ungültig</text:span><text:span text:style-name="T157">,</text:span><text:span text:style-name="T158"><text:s/>wird die Website in der Standardsprache (Deutsch) ausgeliefert. Die Standardsprache kann in den Applikationseinstellungen im Ordner „config“</text:span><text:span text:style-name="T159"><text:s/>angepasst werden.</text:span></text:p>
      <text:p text:style-name="P160">Beispiel: „index.php?lang=de“ oder „index.php?lang=en“</text:p>
      <text:p text:style-name="P161"/>
      <text:p text:style-name="KeinLeerraum"><text:span text:style-name="T162">„details.php“:</text:span><text:span text:style-name="T163"><text:s/>Diese Datei<text:s/></text:span><text:span text:style-name="T164">wird nur<text:s/></text:span><text:span text:style-name="T165">via</text:span><text:span text:style-name="T166"><text:s/></text:span><text:span text:style-name="T167">Ajax-Request</text:span><text:span text:style-name="T168">s</text:span><text:span text:style-name="T169"><text:s/>aufgerufen. Über den<text:s/></text:span><text:span text:style-name="T170">GET-</text:span><text:span text:style-name="T171">Parameter „uri“ kann ein Ort angefragt werden.<text:s/></text:span><text:span text:style-name="T172">Wobei der Ort selbst eine URI sein muss. Wird der entsprechende Ort im RDF Graphen gefunden, werden entsprechende Details zurückgegeben.<text:s/></text:span><text:span text:style-name="T173">Über den zweiten Parameter „lang“ kann die Rückgabesprache gesteuert werden.</text:span></text:p>
      <text:p text:style-name="P174">Beispiel: details.php?lang=en&amp;uri=http://leipzigdata.de/Ort/Sommerbad_Suedost</text:p>
      <text:p text:style-name="P175"/>
      <text:p text:style-name="KeinLeerraum"><text:span text:style-name="T176">„</text:span><text:span text:style-name="T177">search</text:span><text:span text:style-name="T178">.php“:</text:span><text:span text:style-name="T179"><text:s/></text:span><text:span text:style-name="T180">Diese Datei wird nur<text:s/></text:span><text:span text:style-name="T181">via</text:span><text:span text:style-name="T182"><text:s/>Ajax-Request</text:span><text:span text:style-name="T183">s</text:span><text:span text:style-name="T184"><text:s/>aufgerufen. Über den GET-Parameter „</text:span><text:span text:style-name="T185">search</text:span><text:span text:style-name="T186">“ kann ein<text:s/></text:span><text:span text:style-name="T187">String übergeben werden nach dem im RDF-Graphen gesucht wird.<text:s/></text:span><text:span text:style-name="T188">Je nachdem, ob ein Ort mit der entsprechenden Bezeichnung gefunden werden konnte, wird eine entsprechende JSON codierte Antwort erzeugt.<text:s/></text:span><text:span text:style-name="T189">Über den zweiten Parameter „lang“ kann die Rückgabesprache gesteuert werden.</text:span></text:p>
      <text:p text:style-name="P190">Beispiel:<text:s/>search.php?lang=en&amp;uri=Werkll</text:p>
      <text:p text:style-name="P191"/>
      <text:p text:style-name="KeinLeerraum"><text:span text:style-name="T192">„</text:span><text:span text:style-name="T193">group</text:span><text:span text:style-name="T194">.php“:</text:span><text:span text:style-name="T195"><text:s/>Diese Datei wird nur via Ajax-Requests aufgerufen. Über den GET-Parameter „</text:span><text:span text:style-name="T196">group</text:span><text:span text:style-name="T197">“</text:span><text:span text:style-name="T198"><text:s/>kann eine Kategorie<text:s/></text:span><text:span text:style-name="T199">übergeben werden</text:span><text:span text:style-name="T200">. Es wird i</text:span><text:span text:style-name="T201">m RDF-Graphen<text:s/></text:span><text:span text:style-name="T202">nach Orten<text:s/></text:span><text:span text:style-name="T203">gesucht<text:s/></text:span><text:span text:style-name="T204">die zu dieser Kategorie gehören</text:span><text:span text:style-name="T205">.<text:s/></text:span><text:span text:style-name="T206">Die gefundenen<text:s/></text:span><text:span text:style-name="T207">Ort</text:span><text:span text:style-name="T208">e</text:span><text:span text:style-name="T209"><text:s/>werden</text:span><text:span text:style-name="T210"><text:s/>in einer<text:s/></text:span><text:span text:style-name="T211">JSON codierte</text:span><text:span text:style-name="T212">n</text:span><text:span text:style-name="T213"><text:s/>Antwort<text:s/></text:span><text:span text:style-name="T214">zurückgegeben</text:span><text:span text:style-name="T215">. Über den zweiten Parameter „lang“ kann die Rückgabesprache gesteuert werden.</text:span></text:p>
      <text:p text:style-name="P216">Beispiel: search.php?lang=en&amp;group=Nachtleben</text:p>
      <text:p text:style-name="P217"/>
      <text:p text:style-name="P218"/>
      <text:soft-page-break/>
      <text:p text:style-name="P219">2.2.4<text:s/>Multilingualität:</text:p>
      <text:p text:style-name="P220">Die Applikation<text:s/>ist so entwerfen, dass verschiedene Sprachen unterstützt werden und weitere Sprachen ohne Programmierkenntnisse hinzugefügt werden können.<text:s/>Aller zu diesem Zeitpunkt verfügbaren Sprachen liegen im Verzeichnis „data/translation“.<text:s/>Alle verfügbaren Übersetzungen liegen als INI-Dateien vor, was ein leichtes editieren und lesen der Dateien ermöglicht. Um eine weitere Sprache hinzuzufügen,<text:s/>muss lediglich eine der vorhandenen Sprachen in die gewünschte Sprache übersetzt werden und in selbigen Verzeichnis abgelegt werden.</text:p>
      <text:p text:style-name="P221"/>
      <text:p text:style-name="P222">2.2.5<text:s/>Applikations-Einstellungen:</text:p>
      <text:p text:style-name="P223">Die Applikationseinstellungen sind im Ordner „config“ als PHP-Datei gespeichert.<text:s/>Im Moment sind dort lediglich drei Einträge hinterlegt.<text:s/>Die PHP-Mindest-Version, die die Applikation benötigt. Der Debug-Mode kann aus und angeschaltet werden und die Standardsprache<text:s/>festgelegt werden.<text:s/></text:p>
      <text:p text:style-name="P224"/>
      <text:p text:style-name="P225">3.<text:s/>Zukünftige Aufgaben:</text:p>
      <text:p text:style-name="P226"/>
      <text:p text:style-name="P227">3.1<text:s/>RDF-Daten-Parsen:</text:p>
      <text:p text:style-name="P228">Das parsen der RDF-Daten muss weiter verbessert werden und robuster/flexibler<text:s/>gegenüber Fehlern<text:s/>werden.<text:s/>Zum<text:s/>Beispiel<text:s/>wenn keine Öffnungszeiten, Koordinaten,<text:s/>Kontaktdaten verfügbar sind.<text:s/></text:p>
      <text:p text:style-name="P229"/>
      <text:p text:style-name="P230">3.2 Weitere Refrakturierung des alten Codes</text:p>
      <text:p text:style-name="P231">Einige Funktionalitäten des alten Codes fehlen noch bzw. müssen überarbeitet werden. Zum Beispiel automatisierte suche nach Koordinaten wenn im RDF-Graph keine gefunden werden konnten.<text:s/>Oder regelmäßig update der lokal gecachten RDF Daten, möglichweise über einen Cronjob.<text:s/></text:p>
      <text:p text:style-name="P232"/>
      <text:p text:style-name="P233">3.3<text:s/>JavaScript<text:s/>Erweiterung</text:p>
      <text:p text:style-name="P234">Es sollte evaluiert werden, ob man aus Performance gründen eventuell einige der Aufgaben<text:s/>vom Server auf den Client überträgt und via JavaScript löst, um eine schnellere Reaktionsfähigkeit der Benutzeroberfläche zu ermöglichen.</text:p>
      <text:p text:style-name="P235"/>
      <text:p text:style-name="P236">3.4<text:s/>RDF Kategorien/Eigenschaften</text:p>
      <text:p text:style-name="KeinLeerraum"><text:span text:style-name="T237">Im Momentanen RDF-Graph gibt es mehrere<text:s/></text:span><text:span text:style-name="T238">Hauptkategorien, denen verschiedene Orte zugeordnet sind.<text:s/></text:span><text:span text:style-name="T239">Jeder dieser Hauptkategorien besitzt eine ganze Reihe weiterer Subkategorien.<text:s/></text:span><text:span text:style-name="T240">Momentan ist es nicht möglich, diese automatisch generiert aus dem RDF-Graph auszulesen. Es sollte nach einer Möglichkeit gefunden werden den RDF-Graphen nach den</text:span><text:span text:style-name="T241"><text:s/>Subkategorien zu durchsuchen,</text:span><text:span text:style-name="T242"><text:s/></text:span><text:span text:style-name="T243">d</text:span><text:span text:style-name="T244">abei kann sich an den<text:s/></text:span><text:span text:style-name="T245">schon<text:s/></text:span><text:span text:style-name="T246">vorhandenen Code orientiert werden.<text:s/></text:span><text:span text:style-name="T247">In nächsten Schritt muss dann realisiert werden, dass über die Webseite nach die Subkategorien gefiltert werden kann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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486681</meta:initial-creator>
    <dc:creator>ms486681</dc:creator>
    <meta:creation-date>2015-01-14T00:57:00Z</meta:creation-date>
    <dc:date>2015-01-14T00:57:00Z</dc:date>
    <meta:print-date>2015-01-14T00:57:00Z</meta:print-date>
    <meta:template xlink:href="Normal.dotm" xlink:type="simple"/>
    <meta:editing-cycles>2</meta:editing-cycles>
    <meta:editing-duration>PT0S</meta:editing-duration>
    <meta:document-statistic meta:page-count="3" meta:paragraph-count="13" meta:word-count="943" meta:character-count="6876" meta:row-count="49" meta:non-whitespace-character-count="5946"/>
  </office:meta>
</office:document-meta>
</file>